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b24c" officeooo:paragraph-rsid="001fb24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ção ao DOM</text:p>
      <text:p text:style-name="P1"/>
      <text:p text:style-name="P1"><text:tab/>O dom, é um acronimo, para designar a frase Document Object Model. É um conjunto de objetos dentro do navegador que da acesso aos componentes internos do web-site. O Dom, não funciona dentro do nodeJS.</text:p>
      <text:p text:style-name="P1"><text:tab/>Devemos entender a árvore dom, começando pela raiz, que é chamada de window. Dentro da janela window, nos temos outros três objetos, O <text:span text:style-name="T1">location</text:span>, que diz qual é a localização de nosso site, qual é a url, a página atual, qual a página anterior, o <text:span text:style-name="T1">Document</text:span>, que é o documento atual e o <text:span text:style-name="T1">History, </text:span><text:span text:style-name="T2">que guarda de onde vinhemos, para onde iremo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1T18:43:56.798000000</meta:creation-date>
    <dc:date>2022-11-21T20:33:56.579000000</dc:date>
    <meta:editing-duration>PT1H50M1S</meta:editing-duration>
    <meta:editing-cycles>1</meta:editing-cycles>
    <meta:document-statistic meta:table-count="0" meta:image-count="0" meta:object-count="0" meta:page-count="1" meta:paragraph-count="3" meta:word-count="100" meta:character-count="557" meta:non-whitespace-character-count="458"/>
    <meta:generator>LibreOffice/7.4.1.2$Windows_X86_64 LibreOffice_project/3c58a8f3a960df8bc8fd77b461821e42c061c5f0</meta:generator>
  </office:meta>
</office:document-meta>
</file>